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 Medium" svg:font-family="'Montserrat Medium'" style:font-pitch="variable"/>
    <style:font-face style:name="Montserrat SemiBold" svg:font-family="'Montserrat SemiBold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Montserrat SemiBold" fo:font-size="18pt" officeooo:rsid="001fb648" officeooo:paragraph-rsid="001fb648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Montserrat SemiBold" fo:font-size="24pt" officeooo:rsid="001fb648" officeooo:paragraph-rsid="001fb648" style:font-size-asian="24pt" style:font-size-complex="24pt"/>
    </style:style>
    <style:style style:name="P3" style:family="paragraph" style:parent-style-name="Standard">
      <style:paragraph-properties fo:text-align="justify" style:justify-single-word="false"/>
      <style:text-properties style:font-name="Montserrat Medium" fo:font-size="16pt" officeooo:rsid="001fb648" officeooo:paragraph-rsid="001fb648" style:font-size-asian="16pt" style:font-size-complex="16pt"/>
    </style:style>
    <style:style style:name="P4" style:family="paragraph" style:parent-style-name="Standard">
      <style:paragraph-properties fo:text-align="justify" style:justify-single-word="false"/>
      <style:text-properties style:font-name="Montserrat Medium" fo:font-size="16pt" officeooo:rsid="0020bc19" officeooo:paragraph-rsid="0020bc19" style:font-size-asian="16pt" style:font-size-complex="16pt"/>
    </style:style>
    <style:style style:name="T1" style:family="text">
      <style:text-properties officeooo:rsid="0020bc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urtle Graphics</text:p>
      <text:p text:style-name="P1"/>
      <text:p text:style-name="P3">My goal is to write the initials BN using turtle graphics. To achieve this I’ll move the cursor up and left. <text:span text:style-name="T1">Then I</text:span> <text:span text:style-name="T1">will </text:span>start by drawing a line going downwards. To attain the arcs of the capital letter ‘B’ I’<text:span text:style-name="T1">ll </text:span>use a for loop with 2 iterations and use the .circle() function with an extent of 180 degrees <text:span text:style-name="T1">to make semi-circles.</text:span></text:p>
      <text:p text:style-name="P3"/>
      <text:p text:style-name="P4">To write the capital letter ‘N’ I will move the cursor partway to the right then create the first vertical line with the same length as the first for cohesiveness. I then will move the cursor back up and with some basic math will determine the angle at which the cursor will move base on the horizontal length that I choose. I will then draw the last vertical line going upward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 Medium" svg:font-family="'Montserrat Medium'" style:font-pitch="variable"/>
    <style:font-face style:name="Montserrat SemiBold" svg:font-family="'Montserrat SemiBold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5T12:02:52.975491820</meta:creation-date>
    <dc:date>2026-03-05T12:30:02.970858521</dc:date>
    <meta:editing-duration>PT5M11S</meta:editing-duration>
    <meta:editing-cycles>1</meta:editing-cycles>
    <meta:document-statistic meta:table-count="0" meta:image-count="0" meta:object-count="0" meta:page-count="1" meta:paragraph-count="3" meta:word-count="135" meta:character-count="721" meta:non-whitespace-character-count="589"/>
    <meta:generator>LibreOffice/24.2.7.2$Linux_X86_64 LibreOffice_project/420$Build-2</meta:generator>
  </office:meta>
</office:document-meta>
</file>